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81.36pt" svg:height="350.87pt" svg:x="992.75pt" svg:y="70.04pt">
            <loext:p draw:notify-on-update-of-ranges="Sheet1.A2:Sheet1.A2 Sheet1.A3:Sheet1.A512 Sheet1.C2:Sheet1.C2 Sheet1.C3:Sheet1.C512 Sheet1.D2:Sheet1.D2 Sheet1.D3:Sheet1.D5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Leveyshaku: avoin 80x80, reitti löytyy</text:p>
          </table:table-cell>
          <table:table-cell table:number-columns-repeated="6"/>
          <table:table-cell office:value-type="string" calcext:value-type="string">
            <text:p>Leveyshaku: avoin 80x80, reitti löytyy</text:p>
          </table:table-cell>
          <table:table-cell table:number-columns-repeated="6"/>
          <table:table-cell office:value-type="string" calcext:value-type="string">
            <text:p>kaikki data, alustusaja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 nro</text:p>
          </table:table-cell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607" calcext:value-type="float">
            <text:p>27607</text:p>
          </table:table-cell>
          <table:table-cell office:value-type="float" office:value="8754" calcext:value-type="float">
            <text:p>8754</text:p>
          </table:table-cell>
          <table:table-cell office:value-type="float" office:value="3139" calcext:value-type="float">
            <text:p>3139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SUMIF([.$B$3:.$B$122];[.$I3];[.C$3:.C$122])/COUNTIF([.$B$3:.$B$122];[.$I3])" office:value-type="float" office:value="4082.15" calcext:value-type="float">
            <text:p>4082.15</text:p>
          </table:table-cell>
          <table:table-cell table:formula="of:=SUMIF([.$B$3:.$B$122];[.$I3];[.D$3:.D$122])/COUNTIF([.$B$3:.$B$122];[.$I3])" office:value-type="float" office:value="1979.85" calcext:value-type="float">
            <text:p>1979.85</text:p>
          </table:table-cell>
          <table:table-cell table:formula="of:=SUMIF([.$B$3:.$B$122];[.$I3];[.E$3:.E$122])/COUNTIF([.$B$3:.$B$122];[.$I3])" office:value-type="float" office:value="267.45" calcext:value-type="float">
            <text:p>267.45</text:p>
          </table:table-cell>
          <table:table-cell table:formula="of:=SUMIF([.$B$3:.$B$122];[.$I3];[.F$3:.F$122])/COUNTIF([.$B$3:.$B$122];[.$I3])" office:value-type="float" office:value="1196.1" calcext:value-type="float">
            <text:p>1196.1</text:p>
          </table:table-cell>
          <table:table-cell table:number-columns-repeated="2"/>
          <table:table-cell table:formula="of:=MEDIAN([.C3:.C512])" office:value-type="float" office:value="669" calcext:value-type="float">
            <text:p>669</text:p>
          </table:table-cell>
          <table:table-cell table:formula="of:=MEDIAN([.D3:.D512])" office:value-type="float" office:value="748" calcext:value-type="float">
            <text:p>748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313" calcext:value-type="float">
            <text:p>6313</text:p>
          </table:table-cell>
          <table:table-cell office:value-type="float" office:value="4321" calcext:value-type="float">
            <text:p>4321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SUMIF([.$B$3:.$B$122];[.$I4];[.C$3:.C$122])/COUNTIF([.$B$3:.$B$122];[.$I4])" office:value-type="float" office:value="1544.1" calcext:value-type="float">
            <text:p>1544.1</text:p>
          </table:table-cell>
          <table:table-cell table:formula="of:=SUMIF([.$B$3:.$B$122];[.$I4];[.D$3:.D$122])/COUNTIF([.$B$3:.$B$122];[.$I4])" office:value-type="float" office:value="1116.65" calcext:value-type="float">
            <text:p>1116.65</text:p>
          </table:table-cell>
          <table:table-cell table:formula="of:=SUMIF([.$B$3:.$B$122];[.$I4];[.E$3:.E$122])/COUNTIF([.$B$3:.$B$122];[.$I4])" office:value-type="float" office:value="63.2" calcext:value-type="float">
            <text:p>63.2</text:p>
          </table:table-cell>
          <table:table-cell table:formula="of:=SUMIF([.$B$3:.$B$122];[.$I4];[.F$3:.F$122])/COUNTIF([.$B$3:.$B$122];[.$I4])" office:value-type="float" office:value="349.65" calcext:value-type="float">
            <text:p>349.65</text:p>
          </table:table-cell>
          <table:table-cell table:number-columns-repeated="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164" calcext:value-type="float">
            <text:p>164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SUMIF([.$B$3:.$B$122];[.$I5];[.C$3:.C$122])/COUNTIF([.$B$3:.$B$122];[.$I5])" office:value-type="float" office:value="1398.25" calcext:value-type="float">
            <text:p>1398.25</text:p>
          </table:table-cell>
          <table:table-cell table:formula="of:=SUMIF([.$B$3:.$B$122];[.$I5];[.D$3:.D$122])/COUNTIF([.$B$3:.$B$122];[.$I5])" office:value-type="float" office:value="1075.45" calcext:value-type="float">
            <text:p>1075.45</text:p>
          </table:table-cell>
          <table:table-cell table:formula="of:=SUMIF([.$B$3:.$B$122];[.$I5];[.E$3:.E$122])/COUNTIF([.$B$3:.$B$122];[.$I5])" office:value-type="float" office:value="40.45" calcext:value-type="float">
            <text:p>40.45</text:p>
          </table:table-cell>
          <table:table-cell table:formula="of:=SUMIF([.$B$3:.$B$122];[.$I5];[.F$3:.F$122])/COUNTIF([.$B$3:.$B$122];[.$I5])" office:value-type="float" office:value="332.8" calcext:value-type="float">
            <text:p>332.8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44" calcext:value-type="float">
            <text:p>3244</text:p>
          </table:table-cell>
          <table:table-cell office:value-type="float" office:value="1379" calcext:value-type="float">
            <text:p>1379</text:p>
          </table:table-cell>
          <table:table-cell office:value-type="float" office:value="228" calcext:value-type="float">
            <text:p>228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SUMIF([.$B$3:.$B$122];[.$I6];[.C$3:.C$122])/COUNTIF([.$B$3:.$B$122];[.$I6])" office:value-type="float" office:value="872.75" calcext:value-type="float">
            <text:p>872.75</text:p>
          </table:table-cell>
          <table:table-cell table:formula="of:=SUMIF([.$B$3:.$B$122];[.$I6];[.D$3:.D$122])/COUNTIF([.$B$3:.$B$122];[.$I6])" office:value-type="float" office:value="765.7" calcext:value-type="float">
            <text:p>765.7</text:p>
          </table:table-cell>
          <table:table-cell table:formula="of:=SUMIF([.$B$3:.$B$122];[.$I6];[.E$3:.E$122])/COUNTIF([.$B$3:.$B$122];[.$I6])" office:value-type="float" office:value="20.45" calcext:value-type="float">
            <text:p>20.45</text:p>
          </table:table-cell>
          <table:table-cell table:formula="of:=SUMIF([.$B$3:.$B$122];[.$I6];[.F$3:.F$122])/COUNTIF([.$B$3:.$B$122];[.$I6])" office:value-type="float" office:value="186.95" calcext:value-type="float">
            <text:p>186.95</text:p>
          </table:table-cell>
          <table:table-cell table:number-columns-repeated="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16" calcext:value-type="float">
            <text:p>3716</text:p>
          </table:table-cell>
          <table:table-cell office:value-type="float" office:value="1349" calcext:value-type="float">
            <text:p>1349</text:p>
          </table:table-cell>
          <table:table-cell office:value-type="float" office:value="165" calcext:value-type="float">
            <text:p>165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SUMIF([.$B$3:.$B$122];[.$I7];[.C$3:.C$122])/COUNTIF([.$B$3:.$B$122];[.$I7])" office:value-type="float" office:value="897.35" calcext:value-type="float">
            <text:p>897.35</text:p>
          </table:table-cell>
          <table:table-cell table:formula="of:=SUMIF([.$B$3:.$B$122];[.$I7];[.D$3:.D$122])/COUNTIF([.$B$3:.$B$122];[.$I7])" office:value-type="float" office:value="797.9" calcext:value-type="float">
            <text:p>797.9</text:p>
          </table:table-cell>
          <table:table-cell table:formula="of:=SUMIF([.$B$3:.$B$122];[.$I7];[.E$3:.E$122])/COUNTIF([.$B$3:.$B$122];[.$I7])" office:value-type="float" office:value="17.95" calcext:value-type="float">
            <text:p>17.95</text:p>
          </table:table-cell>
          <table:table-cell table:formula="of:=SUMIF([.$B$3:.$B$122];[.$I7];[.F$3:.F$122])/COUNTIF([.$B$3:.$B$122];[.$I7])" office:value-type="float" office:value="134.75" calcext:value-type="float">
            <text:p>134.75</text:p>
          </table:table-cell>
          <table:table-cell table:number-columns-repeated="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73" calcext:value-type="float">
            <text:p>3273</text:p>
          </table:table-cell>
          <table:table-cell office:value-type="float" office:value="832" calcext:value-type="float">
            <text:p>832</text:p>
          </table:table-cell>
          <table:table-cell office:value-type="float" office:value="71" calcext:value-type="float">
            <text:p>71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SUMIF([.$B$3:.$B$122];[.$I8];[.C$3:.C$122])/COUNTIF([.$B$3:.$B$122];[.$I8])" office:value-type="float" office:value="862" calcext:value-type="float">
            <text:p>862</text:p>
          </table:table-cell>
          <table:table-cell table:formula="of:=SUMIF([.$B$3:.$B$122];[.$I8];[.D$3:.D$122])/COUNTIF([.$B$3:.$B$122];[.$I8])" office:value-type="float" office:value="805.8" calcext:value-type="float">
            <text:p>805.8</text:p>
          </table:table-cell>
          <table:table-cell table:formula="of:=SUMIF([.$B$3:.$B$122];[.$I8];[.E$3:.E$122])/COUNTIF([.$B$3:.$B$122];[.$I8])" office:value-type="float" office:value="11" calcext:value-type="float">
            <text:p>11</text:p>
          </table:table-cell>
          <table:table-cell table:formula="of:=SUMIF([.$B$3:.$B$122];[.$I8];[.F$3:.F$122])/COUNTIF([.$B$3:.$B$122];[.$I8])" office:value-type="float" office:value="79.15" calcext:value-type="float">
            <text:p>79.15</text:p>
          </table:table-cell>
          <table:table-cell table:number-columns-repeated="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046" calcext:value-type="float">
            <text:p>4046</text:p>
          </table:table-cell>
          <table:table-cell office:value-type="float" office:value="975" calcext:value-type="float">
            <text:p>975</text:p>
          </table:table-cell>
          <table:table-cell office:value-type="float" office:value="51" calcext:value-type="float">
            <text:p>51</text:p>
          </table:table-cell>
          <table:table-cell office:value-type="float" office:value="1601" calcext:value-type="float">
            <text:p>1601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103" calcext:value-type="float">
            <text:p>2103</text:p>
          </table:table-cell>
          <table:table-cell office:value-type="float" office:value="1203" calcext:value-type="float">
            <text:p>1203</text:p>
          </table:table-cell>
          <table:table-cell office:value-type="float" office:value="70" calcext:value-type="float">
            <text:p>70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IDA*: avoin 80x80, reitti löytyy</text:p>
          </table:table-cell>
          <table:table-cell table:number-columns-repeated="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729" calcext:value-type="float">
            <text:p>2729</text:p>
          </table:table-cell>
          <table:table-cell office:value-type="float" office:value="1494" calcext:value-type="float">
            <text:p>1494</text:p>
          </table:table-cell>
          <table:table-cell office:value-type="float" office:value="87" calcext:value-type="float">
            <text:p>87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793" calcext:value-type="float">
            <text:p>2793</text:p>
          </table:table-cell>
          <table:table-cell office:value-type="float" office:value="1578" calcext:value-type="float">
            <text:p>1578</text:p>
          </table:table-cell>
          <table:table-cell office:value-type="float" office:value="66" calcext:value-type="float">
            <text:p>66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SUMIF([.$B$125:.$B$244];[.$I12];[.C$125:.C$244])/COUNTIF([.$B$125:.B244];[.$I12])" office:value-type="float" office:value="831" calcext:value-type="float">
            <text:p>831</text:p>
          </table:table-cell>
          <table:table-cell table:formula="of:=SUMIF([.$B$125:.$B$244];[.$I12];[.D$125:.D$244])/COUNTIF([.$B$125:.C244];[.$I12])" office:value-type="float" office:value="786.25" calcext:value-type="float">
            <text:p>786.25</text:p>
          </table:table-cell>
          <table:table-cell table:formula="of:=SUMIF([.$B$125:.$B$244];[.$I12];[.E$125:.E$244])/COUNTIF([.$B$125:.D244];[.$I12])" office:value-type="float" office:value="22.9" calcext:value-type="float">
            <text:p>22.9</text:p>
          </table:table-cell>
          <table:table-cell table:formula="of:=SUMIF([.$B$125:.$B$244];[.$I12];[.F$125:.F$244])/COUNTIF([.$B$125:.E244];[.$I12])" office:value-type="float" office:value="141.4" calcext:value-type="float">
            <text:p>141.4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426" calcext:value-type="float">
            <text:p>2426</text:p>
          </table:table-cell>
          <table:table-cell office:value-type="float" office:value="1851" calcext:value-type="float">
            <text:p>1851</text:p>
          </table:table-cell>
          <table:table-cell office:value-type="float" office:value="104" calcext:value-type="float">
            <text:p>104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SUMIF([.$B$125:.$B$244];[.$I13];[.C$125:.C$244])/COUNTIF([.$B$125:.B245];[.$I13])" office:value-type="float" office:value="777.5" calcext:value-type="float">
            <text:p>777.5</text:p>
          </table:table-cell>
          <table:table-cell table:formula="of:=SUMIF([.$B$125:.$B$244];[.$I13];[.D$125:.D$244])/COUNTIF([.$B$125:.C245];[.$I13])" office:value-type="float" office:value="814.8" calcext:value-type="float">
            <text:p>814.8</text:p>
          </table:table-cell>
          <table:table-cell table:formula="of:=SUMIF([.$B$125:.$B$244];[.$I13];[.E$125:.E$244])/COUNTIF([.$B$125:.D245];[.$I13])" office:value-type="float" office:value="18.4" calcext:value-type="float">
            <text:p>18.4</text:p>
          </table:table-cell>
          <table:table-cell table:formula="of:=SUMIF([.$B$125:.$B$244];[.$I13];[.F$125:.F$244])/COUNTIF([.$B$125:.E245];[.$I13])" office:value-type="float" office:value="18.4" calcext:value-type="float">
            <text:p>18.4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office:value-type="float" office:value="1721" calcext:value-type="float">
            <text:p>1721</text:p>
          </table:table-cell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SUMIF([.$B$125:.$B$244];[.$I14];[.C$125:.C$244])/COUNTIF([.$B$125:.B246];[.$I14])" office:value-type="float" office:value="663" calcext:value-type="float">
            <text:p>663</text:p>
          </table:table-cell>
          <table:table-cell table:formula="of:=SUMIF([.$B$125:.$B$244];[.$I14];[.D$125:.D$244])/COUNTIF([.$B$125:.C246];[.$I14])" office:value-type="float" office:value="834.5" calcext:value-type="float">
            <text:p>834.5</text:p>
          </table:table-cell>
          <table:table-cell table:formula="of:=SUMIF([.$B$125:.$B$244];[.$I14];[.E$125:.E$244])/COUNTIF([.$B$125:.D246];[.$I14])" office:value-type="float" office:value="13.7" calcext:value-type="float">
            <text:p>13.7</text:p>
          </table:table-cell>
          <table:table-cell table:formula="of:=SUMIF([.$B$125:.$B$244];[.$I14];[.F$125:.F$244])/COUNTIF([.$B$125:.E246];[.$I14])" office:value-type="float" office:value="11.45" calcext:value-type="float">
            <text:p>11.45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455" calcext:value-type="float">
            <text:p>2455</text:p>
          </table:table-cell>
          <table:table-cell office:value-type="float" office:value="1910" calcext:value-type="float">
            <text:p>1910</text:p>
          </table:table-cell>
          <table:table-cell office:value-type="float" office:value="79" calcext:value-type="float">
            <text:p>79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SUMIF([.$B$125:.$B$244];[.$I15];[.C$125:.C$244])/COUNTIF([.$B$125:.B247];[.$I15])" office:value-type="float" office:value="636.55" calcext:value-type="float">
            <text:p>636.55</text:p>
          </table:table-cell>
          <table:table-cell table:formula="of:=SUMIF([.$B$125:.$B$244];[.$I15];[.D$125:.D$244])/COUNTIF([.$B$125:.C247];[.$I15])" office:value-type="float" office:value="743.4" calcext:value-type="float">
            <text:p>743.4</text:p>
          </table:table-cell>
          <table:table-cell table:formula="of:=SUMIF([.$B$125:.$B$244];[.$I15];[.E$125:.E$244])/COUNTIF([.$B$125:.D247];[.$I15])" office:value-type="float" office:value="10.3" calcext:value-type="float">
            <text:p>10.3</text:p>
          </table:table-cell>
          <table:table-cell table:formula="of:=SUMIF([.$B$125:.$B$244];[.$I15];[.F$125:.F$244])/COUNTIF([.$B$125:.E247];[.$I15])" office:value-type="float" office:value="11.45" calcext:value-type="float">
            <text:p>11.45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095" calcext:value-type="float">
            <text:p>3095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SUMIF([.$B$125:.$B$244];[.$I16];[.C$125:.C$244])/COUNTIF([.$B$125:.B248];[.$I16])" office:value-type="float" office:value="618.55" calcext:value-type="float">
            <text:p>618.55</text:p>
          </table:table-cell>
          <table:table-cell table:formula="of:=SUMIF([.$B$125:.$B$244];[.$I16];[.D$125:.D$244])/COUNTIF([.$B$125:.C248];[.$I16])" office:value-type="float" office:value="763.4" calcext:value-type="float">
            <text:p>763.4</text:p>
          </table:table-cell>
          <table:table-cell table:formula="of:=SUMIF([.$B$125:.$B$244];[.$I16];[.E$125:.E$244])/COUNTIF([.$B$125:.D248];[.$I16])" office:value-type="float" office:value="6.75" calcext:value-type="float">
            <text:p>6.75</text:p>
          </table:table-cell>
          <table:table-cell table:formula="of:=SUMIF([.$B$125:.$B$244];[.$I16];[.F$125:.F$244])/COUNTIF([.$B$125:.E248];[.$I16])" office:value-type="float" office:value="9.15" calcext:value-type="float">
            <text:p>9.15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700" calcext:value-type="float">
            <text:p>2700</text:p>
          </table:table-cell>
          <table:table-cell office:value-type="float" office:value="1828" calcext:value-type="float">
            <text:p>1828</text:p>
          </table:table-cell>
          <table:table-cell office:value-type="float" office:value="67" calcext:value-type="float">
            <text:p>67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SUMIF([.$B$125:.$B$244];[.$I17];[.C$125:.C$244])/COUNTIF([.$B$125:.B249];[.$I17])" office:value-type="float" office:value="708.45" calcext:value-type="float">
            <text:p>708.45</text:p>
          </table:table-cell>
          <table:table-cell table:formula="of:=SUMIF([.$B$125:.$B$244];[.$I17];[.D$125:.D$244])/COUNTIF([.$B$125:.C249];[.$I17])" office:value-type="float" office:value="804.65" calcext:value-type="float">
            <text:p>804.65</text:p>
          </table:table-cell>
          <table:table-cell table:formula="of:=SUMIF([.$B$125:.$B$244];[.$I17];[.E$125:.E$244])/COUNTIF([.$B$125:.D249];[.$I17])" office:value-type="float" office:value="4.75" calcext:value-type="float">
            <text:p>4.75</text:p>
          </table:table-cell>
          <table:table-cell table:formula="of:=SUMIF([.$B$125:.$B$244];[.$I17];[.F$125:.F$244])/COUNTIF([.$B$125:.E249];[.$I17])"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715" calcext:value-type="float">
            <text:p>2715</text:p>
          </table:table-cell>
          <table:table-cell office:value-type="float" office:value="1109" calcext:value-type="float">
            <text:p>1109</text:p>
          </table:table-cell>
          <table:table-cell office:value-type="float" office:value="119" calcext:value-type="float">
            <text:p>119</text:p>
          </table:table-cell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65" calcext:value-type="float">
            <text:p>1865</text:p>
          </table:table-cell>
          <table:table-cell office:value-type="float" office:value="1241" calcext:value-type="float">
            <text:p>1241</text:p>
          </table:table-cell>
          <table:table-cell office:value-type="float" office:value="271" calcext:value-type="float">
            <text:p>271</text:p>
          </table:table-cell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72" calcext:value-type="float">
            <text:p>1772</text:p>
          </table:table-cell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65" calcext:value-type="float">
            <text:p>1765</text:p>
          </table:table-cell>
          <table:table-cell office:value-type="float" office:value="1235" calcext:value-type="float">
            <text:p>1235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office:value-type="float" office:value="770" calcext:value-type="float">
            <text:p>770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364" calcext:value-type="float">
            <text:p>1364</text:p>
          </table:table-cell>
          <table:table-cell office:value-type="float" office:value="2740" calcext:value-type="float">
            <text:p>2740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93" calcext:value-type="float">
            <text:p>1793</text:p>
          </table:table-cell>
          <table:table-cell office:value-type="float" office:value="992" calcext:value-type="float">
            <text:p>992</text:p>
          </table:table-cell>
          <table:table-cell office:value-type="float" office:value="61" calcext:value-type="float">
            <text:p>61</text:p>
          </table:table-cell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859" calcext:value-type="float">
            <text:p>1859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97" calcext:value-type="float">
            <text:p>1997</text:p>
          </table:table-cell>
          <table:table-cell office:value-type="float" office:value="994" calcext:value-type="float">
            <text:p>994</text:p>
          </table:table-cell>
          <table:table-cell office:value-type="float" office:value="88" calcext:value-type="float">
            <text:p>88</text:p>
          </table:table-cell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785" calcext:value-type="float">
            <text:p>1785</text:p>
          </table:table-cell>
          <table:table-cell office:value-type="float" office:value="1045" calcext:value-type="float">
            <text:p>1045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1" calcext:value-type="float">
            <text:p>1851</text:p>
          </table:table-cell>
          <table:table-cell office:value-type="float" office:value="994" calcext:value-type="float">
            <text:p>994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13" calcext:value-type="float">
            <text:p>1613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559" calcext:value-type="float">
            <text:p>1559</text:p>
          </table:table-cell>
          <table:table-cell office:value-type="float" office:value="1001" calcext:value-type="float">
            <text:p>1001</text:p>
          </table:table-cell>
          <table:table-cell office:value-type="float" office:value="52" calcext:value-type="float">
            <text:p>52</text:p>
          </table:table-cell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82" calcext:value-type="float">
            <text:p>1482</text:p>
          </table:table-cell>
          <table:table-cell office:value-type="float" office:value="1031" calcext:value-type="float">
            <text:p>1031</text:p>
          </table:table-cell>
          <table:table-cell office:value-type="float" office:value="55" calcext:value-type="float">
            <text:p>55</text:p>
          </table:table-cell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474" calcext:value-type="float">
            <text:p>1474</text:p>
          </table:table-cell>
          <table:table-cell office:value-type="float" office:value="1047" calcext:value-type="float">
            <text:p>1047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894" calcext:value-type="float">
            <text:p>1894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433" calcext:value-type="float">
            <text:p>1433</text:p>
          </table:table-cell>
          <table:table-cell office:value-type="float" office:value="1061" calcext:value-type="float">
            <text:p>1061</text:p>
          </table:table-cell>
          <table:table-cell office:value-type="float" office:value="60" calcext:value-type="float">
            <text:p>60</text:p>
          </table:table-cell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office:value-type="float" office:value="1046" calcext:value-type="float">
            <text:p>1046</text:p>
          </table:table-cell>
          <table:table-cell office:value-type="float" office:value="59" calcext:value-type="float">
            <text:p>59</text:p>
          </table:table-cell>
          <table:table-cell office:value-type="float" office:value="395" calcext:value-type="float">
            <text:p>395</text:p>
          </table:table-cell>
          <table:table-cell table:number-columns-repeated="1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363" calcext:value-type="float">
            <text:p>1363</text:p>
          </table:table-cell>
          <table:table-cell office:value-type="float" office:value="1110" calcext:value-type="float">
            <text:p>1110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462" calcext:value-type="float">
            <text:p>1462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1035" calcext:value-type="float">
            <text:p>1035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11" calcext:value-type="float">
            <text:p>1411</text:p>
          </table:table-cell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61" calcext:value-type="float">
            <text:p>1261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083" calcext:value-type="float">
            <text:p>1083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378" calcext:value-type="float">
            <text:p>1378</text:p>
          </table:table-cell>
          <table:table-cell office:value-type="float" office:value="1105" calcext:value-type="float">
            <text:p>1105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006" calcext:value-type="float">
            <text:p>3006</text:p>
          </table:table-cell>
          <table:table-cell office:value-type="float" office:value="1035" calcext:value-type="float">
            <text:p>1035</text:p>
          </table:table-cell>
          <table:table-cell office:value-type="float" office:value="49" calcext:value-type="float">
            <text:p>49</text:p>
          </table:table-cell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210" calcext:value-type="float">
            <text:p>1210</text:p>
          </table:table-cell>
          <table:table-cell office:value-type="float" office:value="1012" calcext:value-type="float">
            <text:p>1012</text:p>
          </table:table-cell>
          <table:table-cell office:value-type="float" office:value="38" calcext:value-type="float">
            <text:p>38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51" calcext:value-type="float">
            <text:p>1351</text:p>
          </table:table-cell>
          <table:table-cell office:value-type="float" office:value="1048" calcext:value-type="float">
            <text:p>1048</text:p>
          </table:table-cell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253" calcext:value-type="float">
            <text:p>1253</text:p>
          </table:table-cell>
          <table:table-cell office:value-type="float" office:value="1159" calcext:value-type="float">
            <text:p>1159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28" calcext:value-type="float">
            <text:p>1328</text:p>
          </table:table-cell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26" calcext:value-type="float">
            <text:p>1326</text:p>
          </table:table-cell>
          <table:table-cell office:value-type="float" office:value="1099" calcext:value-type="float">
            <text:p>1099</text:p>
          </table:table-cell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281" calcext:value-type="float">
            <text:p>1281</text:p>
          </table:table-cell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335" calcext:value-type="float">
            <text:p>1335</text:p>
          </table:table-cell>
          <table:table-cell office:value-type="float" office:value="1107" calcext:value-type="float">
            <text:p>1107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14" calcext:value-type="float">
            <text:p>1414</text:p>
          </table:table-cell>
          <table:table-cell office:value-type="float" office:value="1111" calcext:value-type="float">
            <text:p>1111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89" calcext:value-type="float">
            <text:p>1289</text:p>
          </table:table-cell>
          <table:table-cell office:value-type="float" office:value="1103" calcext:value-type="float">
            <text:p>1103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1037" calcext:value-type="float">
            <text:p>1037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69" calcext:value-type="float">
            <text:p>1369</text:p>
          </table:table-cell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1088" calcext:value-type="float">
            <text:p>1088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71" calcext:value-type="float">
            <text:p>971</text:p>
          </table:table-cell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064" calcext:value-type="float">
            <text:p>1064</text:p>
          </table:table-cell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877" calcext:value-type="float">
            <text:p>877</text:p>
          </table:table-cell>
          <table:table-cell office:value-type="float" office:value="868" calcext:value-type="float">
            <text:p>868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1042" calcext:value-type="float">
            <text:p>1042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153" calcext:value-type="float">
            <text:p>1153</text:p>
          </table:table-cell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18" calcext:value-type="float">
            <text:p>918</text:p>
          </table:table-cell>
          <table:table-cell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69" calcext:value-type="float">
            <text:p>769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47" calcext:value-type="float">
            <text:p>747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857" calcext:value-type="float">
            <text:p>857</text:p>
          </table:table-cell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77" calcext:value-type="float">
            <text:p>777</text:p>
          </table:table-cell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61" calcext:value-type="float">
            <text:p>861</text:p>
          </table:table-cell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82" calcext:value-type="float">
            <text:p>782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012" calcext:value-type="float">
            <text:p>1012</text:p>
          </table:table-cell>
          <table:table-cell office:value-type="float" office:value="945" calcext:value-type="float">
            <text:p>945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5" calcext:value-type="float">
            <text:p>805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01" calcext:value-type="float">
            <text:p>801</text:p>
          </table:table-cell>
          <table:table-cell office:value-type="float" office:value="781" calcext:value-type="float">
            <text:p>78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092" calcext:value-type="float">
            <text:p>1092</text:p>
          </table:table-cell>
          <table:table-cell office:value-type="float" office:value="742" calcext:value-type="float">
            <text:p>74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806" calcext:value-type="float">
            <text:p>806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98" calcext:value-type="float">
            <text:p>1198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74" calcext:value-type="float">
            <text:p>774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217" calcext:value-type="float">
            <text:p>1217</text:p>
          </table:table-cell>
          <table:table-cell office:value-type="float" office:value="1051" calcext:value-type="float">
            <text:p>1051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361" calcext:value-type="float">
            <text:p>1361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03" calcext:value-type="float">
            <text:p>803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69" calcext:value-type="float">
            <text:p>769</text:p>
          </table:table-cell>
          <table:table-cell office:value-type="float" office:value="757" calcext:value-type="float">
            <text:p>75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26" calcext:value-type="float">
            <text:p>926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53" calcext:value-type="float">
            <text:p>753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96" calcext:value-type="float">
            <text:p>796</text:p>
          </table:table-cell>
          <table:table-cell office:value-type="float" office:value="892" calcext:value-type="float">
            <text:p>89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748" calcext:value-type="float">
            <text:p>748</text:p>
          </table:table-cell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813" calcext:value-type="float">
            <text:p>813</text:p>
          </table:table-cell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011" calcext:value-type="float">
            <text:p>1011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815" calcext:value-type="float">
            <text:p>815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59" calcext:value-type="float">
            <text:p>959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020" calcext:value-type="float">
            <text:p>1020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A*: avoin 80x80, reitti löyty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235" calcext:value-type="float">
            <text:p>1235</text:p>
          </table:table-cell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881" calcext:value-type="float">
            <text:p>881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820" calcext:value-type="float">
            <text:p>820</text:p>
          </table:table-cell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719" calcext:value-type="float">
            <text:p>71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978" calcext:value-type="float">
            <text:p>978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47" calcext:value-type="float">
            <text:p>847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93" calcext:value-type="float">
            <text:p>693</text:p>
          </table:table-cell>
          <table:table-cell office:value-type="float" office:value="749" calcext:value-type="float">
            <text:p>7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61" calcext:value-type="float">
            <text:p>761</text:p>
          </table:table-cell>
          <table:table-cell office:value-type="float" office:value="742" calcext:value-type="float">
            <text:p>7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032" calcext:value-type="float">
            <text:p>1032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1039" calcext:value-type="float">
            <text:p>10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53" calcext:value-type="float">
            <text:p>105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17" calcext:value-type="float">
            <text:p>617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8" calcext:value-type="float">
            <text:p>558</text:p>
          </table:table-cell>
          <table:table-cell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761" calcext:value-type="float">
            <text:p>76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665" calcext:value-type="float">
            <text:p>66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76" calcext:value-type="float">
            <text:p>676</text:p>
          </table:table-cell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801" calcext:value-type="float">
            <text:p>801</text:p>
          </table:table-cell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635" calcext:value-type="float">
            <text:p>635</text:p>
          </table:table-cell>
          <table:table-cell office:value-type="float" office:value="2537" calcext:value-type="float">
            <text:p>25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643" calcext:value-type="float">
            <text:p>643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666" calcext:value-type="float">
            <text:p>666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626" calcext:value-type="float">
            <text:p>626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57" calcext:value-type="float">
            <text:p>7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662" calcext:value-type="float">
            <text:p>662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618" calcext:value-type="float">
            <text:p>618</text:p>
          </table:table-cell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724" calcext:value-type="float">
            <text:p>724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843" calcext:value-type="float">
            <text:p>843</text:p>
          </table:table-cell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629" calcext:value-type="float">
            <text:p>629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615" calcext:value-type="float">
            <text:p>615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742" calcext:value-type="float">
            <text:p>7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668" calcext:value-type="float">
            <text:p>668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603" calcext:value-type="float">
            <text:p>603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593" calcext:value-type="float">
            <text:p>593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710" calcext:value-type="float">
            <text:p>71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608" calcext:value-type="float">
            <text:p>608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36" calcext:value-type="float">
            <text:p>736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669" calcext:value-type="float">
            <text:p>669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709" calcext:value-type="float">
            <text:p>709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614" calcext:value-type="float">
            <text:p>614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612" calcext:value-type="float">
            <text:p>612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593" calcext:value-type="float">
            <text:p>593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187" calcext:value-type="float">
            <text:p>1187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eveyshaku: avoin 80x80, takaa-aj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1051" calcext:value-type="float">
            <text:p>1051</text:p>
          </table:table-cell>
          <table:table-cell office:value-type="float" office:value="1061" calcext:value-type="float">
            <text:p>1061</text:p>
          </table:table-cell>
          <table:table-cell office:value-type="float" office:value="1590" calcext:value-type="float">
            <text:p>1590</text:p>
          </table:table-cell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652" calcext:value-type="float">
            <text:p>652</text:p>
          </table:table-cell>
          <table:table-cell office:value-type="float" office:value="728" calcext:value-type="float">
            <text:p>728</text:p>
          </table:table-cell>
          <table:table-cell office:value-type="float" office:value="372" calcext:value-type="float">
            <text:p>372</text:p>
          </table:table-cell>
          <table:table-cell office:value-type="float" office:value="1018" calcext:value-type="float">
            <text:p>101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917" calcext:value-type="float">
            <text:p>917</text:p>
          </table:table-cell>
          <table:table-cell office:value-type="float" office:value="857" calcext:value-type="float">
            <text:p>857</text:p>
          </table:table-cell>
          <table:table-cell office:value-type="float" office:value="314" calcext:value-type="float">
            <text:p>314</text:p>
          </table:table-cell>
          <table:table-cell office:value-type="float" office:value="2034" calcext:value-type="float">
            <text:p>203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728" calcext:value-type="float">
            <text:p>728</text:p>
          </table:table-cell>
          <table:table-cell office:value-type="float" office:value="885" calcext:value-type="float">
            <text:p>885</text:p>
          </table:table-cell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802" calcext:value-type="float">
            <text:p>802</text:p>
          </table:table-cell>
          <table:table-cell office:value-type="float" office:value="733" calcext:value-type="float">
            <text:p>733</text:p>
          </table:table-cell>
          <table:table-cell office:value-type="float" office:value="149" calcext:value-type="float">
            <text:p>149</text:p>
          </table:table-cell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873" calcext:value-type="float">
            <text:p>873</text:p>
          </table:table-cell>
          <table:table-cell office:value-type="float" office:value="132" calcext:value-type="float">
            <text:p>132</text:p>
          </table:table-cell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825" calcext:value-type="float">
            <text:p>825</text:p>
          </table:table-cell>
          <table:table-cell office:value-type="float" office:value="747" calcext:value-type="float">
            <text:p>747</text:p>
          </table:table-cell>
          <table:table-cell office:value-type="float" office:value="130" calcext:value-type="float">
            <text:p>130</text:p>
          </table:table-cell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756" calcext:value-type="float">
            <text:p>756</text:p>
          </table:table-cell>
          <table:table-cell office:value-type="float" office:value="971" calcext:value-type="float">
            <text:p>971</text:p>
          </table:table-cell>
          <table:table-cell office:value-type="float" office:value="175" calcext:value-type="float">
            <text:p>175</text:p>
          </table:table-cell>
          <table:table-cell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1107" calcext:value-type="float">
            <text:p>1107</text:p>
          </table:table-cell>
          <table:table-cell office:value-type="float" office:value="998" calcext:value-type="float">
            <text:p>998</text:p>
          </table:table-cell>
          <table:table-cell office:value-type="float" office:value="175" calcext:value-type="float">
            <text:p>175</text:p>
          </table:table-cell>
          <table:table-cell office:value-type="float" office:value="1021" calcext:value-type="float">
            <text:p>102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963" calcext:value-type="float">
            <text:p>963</text:p>
          </table:table-cell>
          <table:table-cell office:value-type="float" office:value="1166" calcext:value-type="float">
            <text:p>1166</text:p>
          </table:table-cell>
          <table:table-cell office:value-type="float" office:value="177" calcext:value-type="float">
            <text:p>177</text:p>
          </table:table-cell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877" calcext:value-type="float">
            <text:p>877</text:p>
          </table:table-cell>
          <table:table-cell office:value-type="float" office:value="732" calcext:value-type="float">
            <text:p>732</text:p>
          </table:table-cell>
          <table:table-cell office:value-type="float" office:value="132" calcext:value-type="float">
            <text:p>132</text:p>
          </table:table-cell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884" calcext:value-type="float">
            <text:p>884</text:p>
          </table:table-cell>
          <table:table-cell office:value-type="float" office:value="133" calcext:value-type="float">
            <text:p>133</text:p>
          </table:table-cell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797" calcext:value-type="float">
            <text:p>797</text:p>
          </table:table-cell>
          <table:table-cell office:value-type="float" office:value="2088" calcext:value-type="float">
            <text:p>2088</text:p>
          </table:table-cell>
          <table:table-cell office:value-type="float" office:value="142" calcext:value-type="float">
            <text:p>142</text:p>
          </table:table-cell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631" calcext:value-type="float">
            <text:p>631</text:p>
          </table:table-cell>
          <table:table-cell office:value-type="float" office:value="763" calcext:value-type="float">
            <text:p>763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48" calcext:value-type="float">
            <text:p>748</text:p>
          </table:table-cell>
          <table:table-cell office:value-type="float" office:value="158" calcext:value-type="float">
            <text:p>158</text:p>
          </table:table-cell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786" calcext:value-type="float">
            <text:p>786</text:p>
          </table:table-cell>
          <table:table-cell office:value-type="float" office:value="733" calcext:value-type="float">
            <text:p>733</text:p>
          </table:table-cell>
          <table:table-cell office:value-type="float" office:value="135" calcext:value-type="float">
            <text:p>135</text:p>
          </table:table-cell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666" calcext:value-type="float">
            <text:p>666</text:p>
          </table:table-cell>
          <table:table-cell office:value-type="float" office:value="750" calcext:value-type="float">
            <text:p>750</text:p>
          </table:table-cell>
          <table:table-cell office:value-type="float" office:value="133" calcext:value-type="float">
            <text:p>133</text:p>
          </table:table-cell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48" calcext:value-type="float">
            <text:p>748</text:p>
          </table:table-cell>
          <table:table-cell office:value-type="float" office:value="124" calcext:value-type="float">
            <text:p>124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639" calcext:value-type="float">
            <text:p>639</text:p>
          </table:table-cell>
          <table:table-cell office:value-type="float" office:value="715" calcext:value-type="float">
            <text:p>715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630" calcext:value-type="float">
            <text:p>630</text:p>
          </table:table-cell>
          <table:table-cell office:value-type="float" office:value="737" calcext:value-type="float">
            <text:p>737</text:p>
          </table:table-cell>
          <table:table-cell office:value-type="float" office:value="128" calcext:value-type="float">
            <text:p>128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732" calcext:value-type="float">
            <text:p>732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26" calcext:value-type="float">
            <text:p>726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587" calcext:value-type="float">
            <text:p>587</text:p>
          </table:table-cell>
          <table:table-cell office:value-type="float" office:value="712" calcext:value-type="float">
            <text:p>712</text:p>
          </table:table-cell>
          <table:table-cell office:value-type="float" office:value="151" calcext:value-type="float">
            <text:p>151</text:p>
          </table:table-cell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554" calcext:value-type="float">
            <text:p>554</text:p>
          </table:table-cell>
          <table:table-cell office:value-type="float" office:value="730" calcext:value-type="float">
            <text:p>730</text:p>
          </table:table-cell>
          <table:table-cell office:value-type="float" office:value="173" calcext:value-type="float">
            <text:p>173</text:p>
          </table:table-cell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44" calcext:value-type="float">
            <text:p>74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944" calcext:value-type="float">
            <text:p>944</text:p>
          </table:table-cell>
          <table:table-cell office:value-type="float" office:value="1066" calcext:value-type="float">
            <text:p>1066</text:p>
          </table:table-cell>
          <table:table-cell office:value-type="float" office:value="182" calcext:value-type="float">
            <text:p>182</text:p>
          </table:table-cell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932" calcext:value-type="float">
            <text:p>932</text:p>
          </table:table-cell>
          <table:table-cell office:value-type="float" office:value="738" calcext:value-type="float">
            <text:p>738</text:p>
          </table:table-cell>
          <table:table-cell office:value-type="float" office:value="153" calcext:value-type="float">
            <text:p>15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662" calcext:value-type="float">
            <text:p>662</text:p>
          </table:table-cell>
          <table:table-cell office:value-type="float" office:value="754" calcext:value-type="float">
            <text:p>754</text:p>
          </table:table-cell>
          <table:table-cell office:value-type="float" office:value="143" calcext:value-type="float">
            <text:p>143</text:p>
          </table:table-cell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669" calcext:value-type="float">
            <text:p>669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657" calcext:value-type="float">
            <text:p>657</text:p>
          </table:table-cell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678" calcext:value-type="float">
            <text:p>678</text:p>
          </table:table-cell>
          <table:table-cell office:value-type="float" office:value="729" calcext:value-type="float">
            <text:p>729</text:p>
          </table:table-cell>
          <table:table-cell office:value-type="float" office:value="148" calcext:value-type="float">
            <text:p>148</text:p>
          </table:table-cell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642" calcext:value-type="float">
            <text:p>642</text:p>
          </table:table-cell>
          <table:table-cell office:value-type="float" office:value="743" calcext:value-type="float">
            <text:p>743</text:p>
          </table:table-cell>
          <table:table-cell office:value-type="float" office:value="139" calcext:value-type="float">
            <text:p>139</text:p>
          </table:table-cell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692" calcext:value-type="float">
            <text:p>692</text:p>
          </table:table-cell>
          <table:table-cell office:value-type="float" office:value="738" calcext:value-type="float">
            <text:p>738</text:p>
          </table:table-cell>
          <table:table-cell office:value-type="float" office:value="144" calcext:value-type="float">
            <text:p>144</text:p>
          </table:table-cell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office:value-type="float" office:value="149" calcext:value-type="float">
            <text:p>149</text:p>
          </table:table-cell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574" calcext:value-type="float">
            <text:p>574</text:p>
          </table:table-cell>
          <table:table-cell office:value-type="float" office:value="745" calcext:value-type="float">
            <text:p>745</text:p>
          </table:table-cell>
          <table:table-cell office:value-type="float" office:value="143" calcext:value-type="float">
            <text:p>14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143" calcext:value-type="float">
            <text:p>143</text:p>
          </table:table-cell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547" calcext:value-type="float">
            <text:p>547</text:p>
          </table:table-cell>
          <table:table-cell office:value-type="float" office:value="946" calcext:value-type="float">
            <text:p>946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111" calcext:value-type="float">
            <text:p>111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647" calcext:value-type="float">
            <text:p>647</text:p>
          </table:table-cell>
          <table:table-cell office:value-type="float" office:value="913" calcext:value-type="float">
            <text:p>913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664" calcext:value-type="float">
            <text:p>664</text:p>
          </table:table-cell>
          <table:table-cell office:value-type="float" office:value="742" calcext:value-type="float">
            <text:p>742</text:p>
          </table:table-cell>
          <table:table-cell office:value-type="float" office:value="109" calcext:value-type="float">
            <text:p>109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550" calcext:value-type="float">
            <text:p>550</text:p>
          </table:table-cell>
          <table:table-cell office:value-type="float" office:value="733" calcext:value-type="float">
            <text:p>733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float" office:value="105" calcext:value-type="float">
            <text:p>105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574" calcext:value-type="float">
            <text:p>574</text:p>
          </table:table-cell>
          <table:table-cell office:value-type="float" office:value="762" calcext:value-type="float">
            <text:p>76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55" calcext:value-type="float">
            <text:p>755</text:p>
          </table:table-cell>
          <table:table-cell office:value-type="float" office:value="109" calcext:value-type="float">
            <text:p>109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580" calcext:value-type="float">
            <text:p>580</text:p>
          </table:table-cell>
          <table:table-cell office:value-type="float" office:value="724" calcext:value-type="float">
            <text:p>724</text:p>
          </table:table-cell>
          <table:table-cell office:value-type="float" office:value="106" calcext:value-type="float">
            <text:p>106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79" calcext:value-type="float">
            <text:p>779</text:p>
          </table:table-cell>
          <table:table-cell office:value-type="float" office:value="106" calcext:value-type="float">
            <text:p>106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602" calcext:value-type="float">
            <text:p>602</text:p>
          </table:table-cell>
          <table:table-cell office:value-type="float" office:value="720" calcext:value-type="float">
            <text:p>720</text:p>
          </table:table-cell>
          <table:table-cell office:value-type="float" office:value="106" calcext:value-type="float">
            <text:p>106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715" calcext:value-type="float">
            <text:p>715</text:p>
          </table:table-cell>
          <table:table-cell office:value-type="float" office:value="106" calcext:value-type="float">
            <text:p>106</text:p>
          </table:table-cell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566" calcext:value-type="float">
            <text:p>566</text:p>
          </table:table-cell>
          <table:table-cell office:value-type="float" office:value="745" calcext:value-type="float">
            <text:p>745</text:p>
          </table:table-cell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940" calcext:value-type="float">
            <text:p>940</text:p>
          </table:table-cell>
          <table:table-cell office:value-type="float" office:value="1047" calcext:value-type="float">
            <text:p>1047</text:p>
          </table:table-cell>
          <table:table-cell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745" calcext:value-type="float">
            <text:p>745</text:p>
          </table:table-cell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678" calcext:value-type="float">
            <text:p>678</text:p>
          </table:table-cell>
          <table:table-cell office:value-type="float" office:value="730" calcext:value-type="float">
            <text:p>73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formula="of:=[.A311]+1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office:value-type="float" office:value="109" calcext:value-type="float">
            <text:p>109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12]+1"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15]+1"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16]+1"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644" calcext:value-type="float">
            <text:p>644</text:p>
          </table:table-cell>
          <table:table-cell office:value-type="float" office:value="736" calcext:value-type="float">
            <text:p>736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17]+1"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22" calcext:value-type="float">
            <text:p>722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formula="of:=[.A318]+1"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631" calcext:value-type="float">
            <text:p>631</text:p>
          </table:table-cell>
          <table:table-cell office:value-type="float" office:value="713" calcext:value-type="float">
            <text:p>713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formula="of:=[.A319]+1"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686" calcext:value-type="float">
            <text:p>686</text:p>
          </table:table-cell>
          <table:table-cell office:value-type="float" office:value="716" calcext:value-type="float">
            <text:p>716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20]+1"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formula="of:=[.A321]+1"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560" calcext:value-type="float">
            <text:p>560</text:p>
          </table:table-cell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3]+1"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635" calcext:value-type="float">
            <text:p>635</text:p>
          </table:table-cell>
          <table:table-cell office:value-type="float" office:value="752" calcext:value-type="float">
            <text:p>752</text:p>
          </table:table-cell>
          <table:table-cell office:value-type="float" office:value="73" calcext:value-type="float">
            <text:p>73</text:p>
          </table:table-cell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  <table:table-cell office:value-type="float" office:value="711" calcext:value-type="float">
            <text:p>711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617" calcext:value-type="float">
            <text:p>617</text:p>
          </table:table-cell>
          <table:table-cell office:value-type="float" office:value="713" calcext:value-type="float">
            <text:p>713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584" calcext:value-type="float">
            <text:p>584</text:p>
          </table:table-cell>
          <table:table-cell office:value-type="float" office:value="802" calcext:value-type="float">
            <text:p>802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51" calcext:value-type="float">
            <text:p>751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14" calcext:value-type="float">
            <text:p>71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675" calcext:value-type="float">
            <text:p>675</text:p>
          </table:table-cell>
          <table:table-cell office:value-type="float" office:value="720" calcext:value-type="float">
            <text:p>720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597" calcext:value-type="float">
            <text:p>597</text:p>
          </table:table-cell>
          <table:table-cell office:value-type="float" office:value="719" calcext:value-type="float">
            <text:p>719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577" calcext:value-type="float">
            <text:p>577</text:p>
          </table:table-cell>
          <table:table-cell office:value-type="float" office:value="751" calcext:value-type="float">
            <text:p>75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office:value-type="float" office:value="47" calcext:value-type="float">
            <text:p>4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581" calcext:value-type="float">
            <text:p>581</text:p>
          </table:table-cell>
          <table:table-cell office:value-type="float" office:value="716" calcext:value-type="float">
            <text:p>71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08" calcext:value-type="float">
            <text:p>708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576" calcext:value-type="float">
            <text:p>576</text:p>
          </table:table-cell>
          <table:table-cell office:value-type="float" office:value="721" calcext:value-type="float">
            <text:p>721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585" calcext:value-type="float">
            <text:p>585</text:p>
          </table:table-cell>
          <table:table-cell office:value-type="float" office:value="722" calcext:value-type="float">
            <text:p>722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587" calcext:value-type="float">
            <text:p>587</text:p>
          </table:table-cell>
          <table:table-cell office:value-type="float" office:value="732" calcext:value-type="float">
            <text:p>732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570" calcext:value-type="float">
            <text:p>570</text:p>
          </table:table-cell>
          <table:table-cell office:value-type="float" office:value="723" calcext:value-type="float">
            <text:p>723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658" calcext:value-type="float">
            <text:p>658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702" calcext:value-type="float">
            <text:p>702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619" calcext:value-type="float">
            <text:p>619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597" calcext:value-type="float">
            <text:p>597</text:p>
          </table:table-cell>
          <table:table-cell office:value-type="float" office:value="732" calcext:value-type="float">
            <text:p>732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666" calcext:value-type="float">
            <text:p>666</text:p>
          </table:table-cell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615" calcext:value-type="float">
            <text:p>615</text:p>
          </table:table-cell>
          <table:table-cell office:value-type="float" office:value="734" calcext:value-type="float">
            <text:p>734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592" calcext:value-type="float">
            <text:p>592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578" calcext:value-type="float">
            <text:p>578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596" calcext:value-type="float">
            <text:p>596</text:p>
          </table:table-cell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565" calcext:value-type="float">
            <text:p>565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584" calcext:value-type="float">
            <text:p>584</text:p>
          </table:table-cell>
          <table:table-cell office:value-type="float" office:value="708" calcext:value-type="float">
            <text:p>708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585" calcext:value-type="float">
            <text:p>585</text:p>
          </table:table-cell>
          <table:table-cell office:value-type="float" office:value="719" calcext:value-type="float">
            <text:p>719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590" calcext:value-type="float">
            <text:p>590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537" calcext:value-type="float">
            <text:p>537</text:p>
          </table:table-cell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644" calcext:value-type="float">
            <text:p>644</text:p>
          </table:table-cell>
          <table:table-cell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645" calcext:value-type="float">
            <text:p>645</text:p>
          </table:table-cell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DA*: avoin 80x80, takaa-aj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567" calcext:value-type="float">
            <text:p>567</text:p>
          </table:table-cell>
          <table:table-cell office:value-type="float" office:value="752" calcext:value-type="float">
            <text:p>75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586" calcext:value-type="float">
            <text:p>586</text:p>
          </table:table-cell>
          <table:table-cell office:value-type="float" office:value="732" calcext:value-type="float">
            <text:p>73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795" calcext:value-type="float">
            <text:p>795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552" calcext:value-type="float">
            <text:p>552</text:p>
          </table:table-cell>
          <table:table-cell office:value-type="float" office:value="758" calcext:value-type="float">
            <text:p>75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606" calcext:value-type="float">
            <text:p>606</text:p>
          </table:table-cell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649" calcext:value-type="float">
            <text:p>649</text:p>
          </table:table-cell>
          <table:table-cell office:value-type="float" office:value="738" calcext:value-type="float">
            <text:p>73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669" calcext:value-type="float">
            <text:p>669</text:p>
          </table:table-cell>
          <table:table-cell office:value-type="float" office:value="833" calcext:value-type="float">
            <text:p>83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657" calcext:value-type="float">
            <text:p>657</text:p>
          </table:table-cell>
          <table:table-cell office:value-type="float" office:value="755" calcext:value-type="float">
            <text:p>75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628" calcext:value-type="float">
            <text:p>628</text:p>
          </table:table-cell>
          <table:table-cell office:value-type="float" office:value="735" calcext:value-type="float">
            <text:p>73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620" calcext:value-type="float">
            <text:p>620</text:p>
          </table:table-cell>
          <table:table-cell office:value-type="float" office:value="784" calcext:value-type="float">
            <text:p>784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622" calcext:value-type="float">
            <text:p>622</text:p>
          </table:table-cell>
          <table:table-cell office:value-type="float" office:value="750" calcext:value-type="float">
            <text:p>75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656" calcext:value-type="float">
            <text:p>656</text:p>
          </table:table-cell>
          <table:table-cell office:value-type="float" office:value="739" calcext:value-type="float">
            <text:p>73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611" calcext:value-type="float">
            <text:p>611</text:p>
          </table:table-cell>
          <table:table-cell office:value-type="float" office:value="748" calcext:value-type="float">
            <text:p>748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859" calcext:value-type="float">
            <text:p>859</text:p>
          </table:table-cell>
          <table:table-cell office:value-type="float" office:value="737" calcext:value-type="float">
            <text:p>737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739" calcext:value-type="float">
            <text:p>73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1060" calcext:value-type="float">
            <text:p>1060</text:p>
          </table:table-cell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1022" calcext:value-type="float">
            <text:p>1022</text:p>
          </table:table-cell>
          <table:table-cell office:value-type="float" office:value="747" calcext:value-type="float">
            <text:p>74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1056" calcext:value-type="float">
            <text:p>1056</text:p>
          </table:table-cell>
          <table:table-cell office:value-type="float" office:value="1029" calcext:value-type="float">
            <text:p>1029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1088" calcext:value-type="float">
            <text:p>1088</text:p>
          </table:table-cell>
          <table:table-cell office:value-type="float" office:value="1031" calcext:value-type="float">
            <text:p>103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948" calcext:value-type="float">
            <text:p>948</text:p>
          </table:table-cell>
          <table:table-cell office:value-type="float" office:value="1067" calcext:value-type="float">
            <text:p>1067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984" calcext:value-type="float">
            <text:p>984</text:p>
          </table:table-cell>
          <table:table-cell office:value-type="float" office:value="807" calcext:value-type="float">
            <text:p>80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632" calcext:value-type="float">
            <text:p>632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684" calcext:value-type="float">
            <text:p>684</text:p>
          </table:table-cell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607" calcext:value-type="float">
            <text:p>607</text:p>
          </table:table-cell>
          <table:table-cell office:value-type="float" office:value="740" calcext:value-type="float">
            <text:p>74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624" calcext:value-type="float">
            <text:p>624</text:p>
          </table:table-cell>
          <table:table-cell office:value-type="float" office:value="748" calcext:value-type="float">
            <text:p>748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533" calcext:value-type="float">
            <text:p>533</text:p>
          </table:table-cell>
          <table:table-cell office:value-type="float" office:value="757" calcext:value-type="float">
            <text:p>75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743" calcext:value-type="float">
            <text:p>743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623" calcext:value-type="float">
            <text:p>623</text:p>
          </table:table-cell>
          <table:table-cell office:value-type="float" office:value="764" calcext:value-type="float">
            <text:p>764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577" calcext:value-type="float">
            <text:p>577</text:p>
          </table:table-cell>
          <table:table-cell office:value-type="float" office:value="727" calcext:value-type="float">
            <text:p>72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522" calcext:value-type="float">
            <text:p>522</text:p>
          </table:table-cell>
          <table:table-cell office:value-type="float" office:value="736" calcext:value-type="float">
            <text:p>73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594" calcext:value-type="float">
            <text:p>594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665" calcext:value-type="float">
            <text:p>665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718" calcext:value-type="float">
            <text:p>718</text:p>
          </table:table-cell>
          <table:table-cell office:value-type="float" office:value="748" calcext:value-type="float">
            <text:p>74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602" calcext:value-type="float">
            <text:p>602</text:p>
          </table:table-cell>
          <table:table-cell office:value-type="float" office:value="726" calcext:value-type="float">
            <text:p>72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22" calcext:value-type="float">
            <text:p>72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13" calcext:value-type="float">
            <text:p>71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589" calcext:value-type="float">
            <text:p>589</text:p>
          </table:table-cell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573" calcext:value-type="float">
            <text:p>573</text:p>
          </table:table-cell>
          <table:table-cell office:value-type="float" office:value="719" calcext:value-type="float">
            <text:p>71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613" calcext:value-type="float">
            <text:p>613</text:p>
          </table:table-cell>
          <table:table-cell office:value-type="float" office:value="733" calcext:value-type="float">
            <text:p>73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630" calcext:value-type="float">
            <text:p>630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582" calcext:value-type="float">
            <text:p>582</text:p>
          </table:table-cell>
          <table:table-cell office:value-type="float" office:value="854" calcext:value-type="float">
            <text:p>85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861" calcext:value-type="float">
            <text:p>86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578" calcext:value-type="float">
            <text:p>578</text:p>
          </table:table-cell>
          <table:table-cell office:value-type="float" office:value="841" calcext:value-type="float">
            <text:p>84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35" calcext:value-type="float">
            <text:p>73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713" calcext:value-type="float">
            <text:p>71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582" calcext:value-type="float">
            <text:p>582</text:p>
          </table:table-cell>
          <table:table-cell office:value-type="float" office:value="853" calcext:value-type="float">
            <text:p>85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593" calcext:value-type="float">
            <text:p>593</text:p>
          </table:table-cell>
          <table:table-cell office:value-type="float" office:value="847" calcext:value-type="float">
            <text:p>8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713" calcext:value-type="float">
            <text:p>713</text:p>
          </table:table-cell>
          <table:table-cell office:value-type="float" office:value="716" calcext:value-type="float">
            <text:p>71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604" calcext:value-type="float">
            <text:p>604</text:p>
          </table:table-cell>
          <table:table-cell office:value-type="float" office:value="842" calcext:value-type="float">
            <text:p>84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543" calcext:value-type="float">
            <text:p>543</text:p>
          </table:table-cell>
          <table:table-cell office:value-type="float" office:value="848" calcext:value-type="float">
            <text:p>84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726" calcext:value-type="float">
            <text:p>726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594" calcext:value-type="float">
            <text:p>594</text:p>
          </table:table-cell>
          <table:table-cell office:value-type="float" office:value="885" calcext:value-type="float">
            <text:p>88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591" calcext:value-type="float">
            <text:p>591</text:p>
          </table:table-cell>
          <table:table-cell office:value-type="float" office:value="842" calcext:value-type="float">
            <text:p>84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576" calcext:value-type="float">
            <text:p>576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525" calcext:value-type="float">
            <text:p>525</text:p>
          </table:table-cell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538" calcext:value-type="float">
            <text:p>538</text:p>
          </table:table-cell>
          <table:table-cell office:value-type="float" office:value="738" calcext:value-type="float">
            <text:p>73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619" calcext:value-type="float">
            <text:p>619</text:p>
          </table:table-cell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599" calcext:value-type="float">
            <text:p>599</text:p>
          </table:table-cell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568" calcext:value-type="float">
            <text:p>568</text:p>
          </table:table-cell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580" calcext:value-type="float">
            <text:p>580</text:p>
          </table:table-cell>
          <table:table-cell office:value-type="float" office:value="860" calcext:value-type="float">
            <text:p>8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685" calcext:value-type="float">
            <text:p>685</text:p>
          </table:table-cell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637" calcext:value-type="float">
            <text:p>637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13588" calcext:value-type="float">
            <text:p>13588</text:p>
          </table:table-cell>
          <table:table-cell office:value-type="float" office:value="753" calcext:value-type="float">
            <text:p>75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719" calcext:value-type="float">
            <text:p>719</text:p>
          </table:table-cell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553" calcext:value-type="float">
            <text:p>553</text:p>
          </table:table-cell>
          <table:table-cell office:value-type="float" office:value="867" calcext:value-type="float">
            <text:p>8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567" calcext:value-type="float">
            <text:p>567</text:p>
          </table:table-cell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765" calcext:value-type="float">
            <text:p>765</text:p>
          </table:table-cell>
          <table:table-cell office:value-type="float" office:value="718" calcext:value-type="float">
            <text:p>71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609" calcext:value-type="float">
            <text:p>609</text:p>
          </table:table-cell>
          <table:table-cell office:value-type="float" office:value="858" calcext:value-type="float">
            <text:p>85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858" calcext:value-type="float">
            <text:p>858</text:p>
          </table:table-cell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679" calcext:value-type="float">
            <text:p>679</text:p>
          </table:table-cell>
          <table:table-cell office:value-type="float" office:value="868" calcext:value-type="float">
            <text:p>86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652" calcext:value-type="float">
            <text:p>652</text:p>
          </table:table-cell>
          <table:table-cell office:value-type="float" office:value="855" calcext:value-type="float">
            <text:p>8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530" calcext:value-type="float">
            <text:p>530</text:p>
          </table:table-cell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612" calcext:value-type="float">
            <text:p>612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723" calcext:value-type="float">
            <text:p>723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598" calcext:value-type="float">
            <text:p>598</text:p>
          </table:table-cell>
          <table:table-cell office:value-type="float" office:value="914" calcext:value-type="float">
            <text:p>9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621" calcext:value-type="float">
            <text:p>621</text:p>
          </table:table-cell>
          <table:table-cell office:value-type="float" office:value="866" calcext:value-type="float">
            <text:p>8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755" calcext:value-type="float">
            <text:p>755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592" calcext:value-type="float">
            <text:p>592</text:p>
          </table:table-cell>
          <table:table-cell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710" calcext:value-type="float">
            <text:p>710</text:p>
          </table:table-cell>
          <table:table-cell office:value-type="float" office:value="763" calcext:value-type="float">
            <text:p>7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541" calcext:value-type="float">
            <text:p>541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561" calcext:value-type="float">
            <text:p>561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575" calcext:value-type="float">
            <text:p>575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638" calcext:value-type="float">
            <text:p>638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588" calcext:value-type="float">
            <text:p>588</text:p>
          </table:table-cell>
          <table:table-cell office:value-type="float" office:value="870" calcext:value-type="float">
            <text:p>8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>
          <table:table-cell/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pituus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Sheet1.K1:Sheet1.K512" table:contains-header="false" table:orientation="column"/>
        <table:database-range table:name="__Anonymous_Sheet_DB__1" table:target-range-address="Sheet2.A1:Sheet2.A5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0:51:27.492810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218909</meta:creation-date>
    <meta:editing-duration>PT2M49S</meta:editing-duration>
    <meta:editing-cycles>2</meta:editing-cycles>
    <meta:generator>LibreOffice/5.1.4.2$Linux_X86_64 LibreOffice_project/10m0$Build-2</meta:generator>
    <dc:date>2016-10-18T01:04:53.399310390</dc:date>
    <meta:document-statistic meta:table-count="2" meta:cell-count="3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8cm" svg:height="12.379cm" xlink:href=".." xlink:type="simple" chart:class="chart:line" chart:style-name="ch1">
        <chart:title svg:x="6.181cm" svg:y="0.383cm" chart:style-name="ch2">
          <text:p>Boolean-taulukon ja Node-olioiden luomiseen kuluneet ajat</text:p>
        </chart:title>
        <chart:legend chart:legend-position="end" svg:x="21.503cm" svg:y="5.641cm" style:legend-expansion="high" chart:style-name="ch3"/>
        <chart:plot-area chart:style-name="ch4" table:cell-range-address="Sheet1.A2:Sheet1.A512 Sheet1.C2:Sheet1.D512" chart:data-source-has-labels="both" svg:x="1.491cm" svg:y="1.409cm" svg:width="19.532cm" svg:height="9.742cm">
          <chartooo:coordinate-region svg:x="2.668cm" svg:y="1.608cm" svg:width="18.355cm" svg:height="8.619cm"/>
          <chart:axis chart:dimension="x" chart:name="primary-x" chart:style-name="ch5" chartooo:axis-type="auto">
            <chartooo:date-scale/>
            <chart:title svg:x="10.287cm" svg:y="11.398cm" chart:style-name="ch6">
              <text:p>ajon numero</text:p>
            </chart:title>
            <chart:categories table:cell-range-address="Sheet1.A3:Sheet1.A512"/>
          </chart:axis>
          <chart:axis chart:dimension="y" chart:name="primary-y" chart:style-name="ch7">
            <chart:title svg:x="0.451cm" svg:y="6.509cm" chart:style-name="ch8">
              <text:p>n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C3:Sheet1.C512" chart:label-cell-address="Sheet1.C2:Sheet1.C2" chart:class="chart:line">
            <chart:data-point chart:repeated="510"/>
          </chart:series>
          <chart:series chart:style-name="ch12" chart:values-cell-range-address="Sheet1.D3:Sheet1.D512" chart:label-cell-address="Sheet1.D2:Sheet1.D2" chart:class="chart:line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  <draw:g>
                  <svg:desc>Sheet1.C2:Sheet1.C2</svg:desc>
                </draw:g>
              </table:table-cell>
              <table:table-cell office:value-type="string">
                <text:p>node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512</svg:desc>
                </draw:g>
              </table:table-cell>
              <table:table-cell office:value-type="float" office:value="27607">
                <text:p>27607</text:p>
                <draw:g>
                  <svg:desc>Sheet1.C3:Sheet1.C512</svg:desc>
                </draw:g>
              </table:table-cell>
              <table:table-cell office:value-type="float" office:value="8754">
                <text:p>8754</text:p>
                <draw:g>
                  <svg:desc>Sheet1.D3:Sheet1.D5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